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in" svg:height="3.5453in" svg:x="4.2122in" svg:y="0.324in">
            <draw:object draw:notify-on-update-of-ranges="Sheet1.B2:Sheet1.B12 Sheet1.C2:Sheet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41in" svg:x="4.5748in" svg:y="4.1244in">
            <draw:object draw:notify-on-update-of-ranges="Sheet1.B2:Sheet1.B12 Sheet1.D2:Sheet1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213620434203729" calcext:value-type="float">
            <text:p>0.213620434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221248871853418" calcext:value-type="float">
            <text:p>0.221248871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0427643189589999" calcext:value-type="float">
            <text:p>0.04276431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0486198107035535" calcext:value-type="float">
            <text:p>0.048619810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3" calcext:value-type="float">
            <text:p>0.3</text:p>
          </table:table-cell>
          <table:table-cell office:value-type="float" office:value="176.666666666667" calcext:value-type="float">
            <text:p>176.6666666667</text:p>
          </table:table-cell>
          <table:table-cell office:value-type="float" office:value="0.0414684999109791" calcext:value-type="float">
            <text:p>0.041468499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4" calcext:value-type="float">
            <text:p>0.4</text:p>
          </table:table-cell>
          <table:table-cell office:value-type="float" office:value="80.3333333333333" calcext:value-type="float">
            <text:p>80.3333333333</text:p>
          </table:table-cell>
          <table:table-cell office:value-type="float" office:value="0.0368116487477715" calcext:value-type="float">
            <text:p>0.036811648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5" calcext:value-type="float">
            <text:p>0.5</text:p>
          </table:table-cell>
          <table:table-cell office:value-type="float" office:value="52.3333333333333" calcext:value-type="float">
            <text:p>52.3333333333</text:p>
          </table:table-cell>
          <table:table-cell office:value-type="float" office:value="0.0351083895331126" calcext:value-type="float">
            <text:p>0.035108389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  <table:table-cell office:value-type="float" office:value="0.0333607331009281" calcext:value-type="float">
            <text:p>0.033360733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7" calcext:value-type="float">
            <text:p>0.7</text:p>
          </table:table-cell>
          <table:table-cell office:value-type="float" office:value="41.3333333333333" calcext:value-type="float">
            <text:p>41.3333333333</text:p>
          </table:table-cell>
          <table:table-cell office:value-type="float" office:value="0.031929063210769" calcext:value-type="float">
            <text:p>0.031929063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8" calcext:value-type="float">
            <text:p>0.8</text:p>
          </table:table-cell>
          <table:table-cell office:value-type="float" office:value="39.3333333333333" calcext:value-type="float">
            <text:p>39.3333333333</text:p>
          </table:table-cell>
          <table:table-cell office:value-type="float" office:value="0.0309182648132075" calcext:value-type="float">
            <text:p>0.030918264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9" calcext:value-type="float">
            <text:p>0.9</text:p>
          </table:table-cell>
          <table:table-cell office:value-type="float" office:value="51" calcext:value-type="float">
            <text:p>51</text:p>
          </table:table-cell>
          <table:table-cell office:value-type="float" office:value="0.030675971379093" calcext:value-type="float">
            <text:p>0.0306759714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0.0305568973794285" calcext:value-type="float">
            <text:p>0.0305568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0T09:16:27.18474957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7.577cm" svg:y="0.316cm" chart:style-name="ch2">
          <text:p>t(p)</text:p>
        </chart:title>
        <chart:plot-area chart:style-name="ch3" table:cell-range-address="Sheet1.B2:Sheet1.C12" svg:x="1.331cm" svg:y="1.301cm" svg:width="14.357cm" svg:height="6.544cm">
          <chartooo:coordinate-region svg:x="2.138cm" svg:y="1.501cm" svg:width="13.31cm" svg:height="5.697cm"/>
          <chart:axis chart:dimension="x" chart:name="primary-x" chart:style-name="ch4">
            <chart:title svg:x="6.917cm" svg:y="8.025cm" chart:style-name="ch5">
              <text:p>Prawdopodobeństwo</text:p>
            </chart:title>
          </chart:axis>
          <chart:axis chart:dimension="y" chart:name="primary-y" chart:style-name="ch4">
            <chart:title svg:x="0.451cm" svg:y="5.464cm" chart:style-name="ch6">
              <text:p>Lczba epok</text:p>
            </chart:title>
            <chart:grid chart:style-name="ch7" chart:class="major"/>
          </chart:axis>
          <chart:series chart:style-name="ch8" chart:values-cell-range-address="Sheet1.C2:Sheet1.C12" chart:class="chart:scatter">
            <chart:domain table:cell-range-address="Sheet1.B2:Sheet1.B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  <table:table-cell office:value-type="float" office:value="200">
                <text:p>200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3.3333333333333">
                <text:p>83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3cm" xlink:href=".." xlink:type="simple" chart:class="chart:scatter" chart:style-name="ch1">
        <chart:title svg:x="7.511cm" svg:y="0.316cm" chart:style-name="ch2">
          <text:p>e(p)</text:p>
        </chart:title>
        <chart:plot-area chart:style-name="ch3" table:cell-range-address="Sheet1.B2:Sheet1.B12 Sheet1.D2:Sheet1.D12" svg:x="1.33cm" svg:y="1.301cm" svg:width="14.334cm" svg:height="6.541cm">
          <chartooo:coordinate-region svg:x="2.242cm" svg:y="1.5cm" svg:width="13.182cm" svg:height="5.695cm"/>
          <chart:axis chart:dimension="x" chart:name="primary-x" chart:style-name="ch4">
            <chart:title svg:x="6.865cm" svg:y="8.022cm" chart:style-name="ch5">
              <text:p>Prawdopodobieństwo</text:p>
            </chart:title>
          </chart:axis>
          <chart:axis chart:dimension="y" chart:name="primary-y" chart:style-name="ch4">
            <chart:title svg:x="0.451cm" svg:y="4.959cm" chart:style-name="ch6">
              <text:p>Błąd</text:p>
            </chart:title>
            <chart:grid chart:style-name="ch7" chart:class="major"/>
          </chart:axis>
          <chart:series chart:style-name="ch8" chart:values-cell-range-address="Sheet1.D2:Sheet1.D12" chart:class="chart:scatter">
            <chart:domain table:cell-range-address="Sheet1.B2:Sheet1.B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  <table:table-cell office:value-type="float" office:value="0.221248871853418">
                <text:p>0.221248871853418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427643189589999">
                <text:p>0.042764318958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486198107035535">
                <text:p>0.0486198107035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414684999109791">
                <text:p>0.0414684999109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368116487477715">
                <text:p>0.0368116487477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351083895331126">
                <text:p>0.0351083895331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333607331009281">
                <text:p>0.0333607331009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31929063210769">
                <text:p>0.03192906321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309182648132075">
                <text:p>0.0309182648132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30675971379093">
                <text:p>0.030675971379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305568973794285">
                <text:p>0.0305568973794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